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
red mailbox. \C[2]You can create up to 32 save
files. 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
you getting your exercise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
of all the chaos caused by the monsters
that've 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
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imme Tasty Water! I'm gonna buy it all up
while I can!</text:p>
          </table:table-cell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
forest. 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 office:value-type="string">
            <text:p>Oh, it's a merchant! We're in luck. Maybe I'll
buy some side dishes for supp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